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aa65c" officeooo:paragraph-rsid="001aa65c"/>
    </style:style>
    <style:style style:name="P2" style:family="paragraph" style:parent-style-name="Standard">
      <style:paragraph-properties fo:text-align="center" style:justify-single-word="false"/>
      <style:text-properties officeooo:rsid="001aa65c" officeooo:paragraph-rsid="001aa65c"/>
    </style:style>
    <style:style style:name="P3" style:family="paragraph" style:parent-style-name="Standard">
      <style:text-properties fo:font-style="italic" officeooo:rsid="001aa65c" officeooo:paragraph-rsid="001aa65c" style:font-style-asian="italic" style:font-style-complex="italic"/>
    </style:style>
    <style:style style:name="P4" style:family="paragraph" style:parent-style-name="Standard">
      <style:text-properties officeooo:rsid="001d323b" officeooo:paragraph-rsid="001d323b"/>
    </style:style>
    <style:style style:name="P5" style:family="paragraph" style:parent-style-name="Standard">
      <style:text-properties officeooo:rsid="001d323b" officeooo:paragraph-rsid="001f0577"/>
    </style:style>
    <style:style style:name="P6" style:family="paragraph" style:parent-style-name="Standard">
      <style:text-properties officeooo:rsid="001d323b" officeooo:paragraph-rsid="00287b77"/>
    </style:style>
    <style:style style:name="P7" style:family="paragraph" style:parent-style-name="Standard">
      <style:text-properties officeooo:rsid="001f0577" officeooo:paragraph-rsid="001f0577"/>
    </style:style>
    <style:style style:name="P8" style:family="paragraph" style:parent-style-name="Standard">
      <style:text-properties officeooo:rsid="001fbe0a" officeooo:paragraph-rsid="001fbe0a"/>
    </style:style>
    <style:style style:name="P9" style:family="paragraph" style:parent-style-name="Standard">
      <style:paragraph-properties fo:text-align="center" style:justify-single-word="false"/>
      <style:text-properties fo:font-size="10pt" fo:font-style="italic" officeooo:rsid="001fbe0a" officeooo:paragraph-rsid="001fbe0a" style:font-size-asian="10pt" style:font-style-asian="italic" style:font-size-complex="10pt" style:font-style-complex="italic"/>
    </style:style>
    <style:style style:name="P10" style:family="paragraph" style:parent-style-name="Standard">
      <style:paragraph-properties fo:text-align="center" style:justify-single-word="false"/>
      <style:text-properties fo:font-size="10pt" fo:font-style="italic" officeooo:rsid="0021a732" officeooo:paragraph-rsid="0021a732" style:font-size-asian="10pt" style:font-style-asian="italic" style:font-size-complex="10pt" style:font-style-complex="italic"/>
    </style:style>
    <style:style style:name="P11" style:family="paragraph" style:parent-style-name="Standard">
      <style:text-properties officeooo:rsid="0021a732" officeooo:paragraph-rsid="0021a732"/>
    </style:style>
    <style:style style:name="P12" style:family="paragraph" style:parent-style-name="Standard">
      <style:text-properties officeooo:rsid="002308f7" officeooo:paragraph-rsid="002308f7"/>
    </style:style>
    <style:style style:name="P13" style:family="paragraph" style:parent-style-name="Standard">
      <style:text-properties officeooo:rsid="002473ee" officeooo:paragraph-rsid="002473ee"/>
    </style:style>
    <style:style style:name="P14" style:family="paragraph" style:parent-style-name="Standard">
      <style:text-properties officeooo:rsid="002473ee" officeooo:paragraph-rsid="00260677"/>
    </style:style>
    <style:style style:name="P15" style:family="paragraph" style:parent-style-name="Standard">
      <style:paragraph-properties fo:text-align="center" style:justify-single-word="false"/>
      <style:text-properties officeooo:rsid="002473ee" officeooo:paragraph-rsid="00260677"/>
    </style:style>
    <style:style style:name="P16" style:family="paragraph" style:parent-style-name="Standard">
      <style:text-properties officeooo:rsid="00260677" officeooo:paragraph-rsid="00260677"/>
    </style:style>
    <style:style style:name="P17" style:family="paragraph" style:parent-style-name="Standard">
      <style:paragraph-properties fo:break-before="page"/>
      <style:text-properties officeooo:rsid="001d323b" officeooo:paragraph-rsid="001d323b"/>
    </style:style>
    <style:style style:name="P18" style:family="paragraph">
      <loext:graphic-properties draw:fill="none"/>
      <style:paragraph-properties fo:text-align="center"/>
    </style:style>
    <style:style style:name="P19" style:family="paragraph">
      <style:paragraph-properties fo:text-align="center"/>
    </style:style>
    <style:style style:name="P20" style:family="paragraph">
      <loext:graphic-properties draw:fill="solid" draw:fill-color="#cccccc"/>
      <style:paragraph-properties fo:text-align="center"/>
    </style:style>
    <style:style style:name="P21" style:family="paragraph">
      <loext:graphic-properties draw:fill="none" draw:fill-color="#ffffff"/>
      <style:paragraph-properties fo:text-align="center"/>
      <style:text-properties fo:color="#ffffff" fo:font-size="12pt"/>
    </style:style>
    <style:style style:name="P22" style:family="paragraph">
      <style:paragraph-properties fo:text-align="center"/>
      <style:text-properties fo:color="#000000"/>
    </style:style>
    <style:style style:name="P23" style:family="paragraph">
      <loext:graphic-properties draw:fill="none" draw:fill-color="#ffffff"/>
      <style:paragraph-properties fo:text-align="center"/>
      <style:text-properties fo:color="#000000"/>
    </style:style>
    <style:style style:name="P24" style:family="paragraph">
      <loext:graphic-properties draw:fill="none" draw:fill-color="#ffffff"/>
      <style:paragraph-properties fo:text-align="center"/>
      <style:text-properties fo:color="#ffffff"/>
    </style:style>
    <style:style style:name="T1" style:family="text">
      <style:text-properties officeooo:rsid="001b8e8e"/>
    </style:style>
    <style:style style:name="T2" style:family="text">
      <style:text-properties fo:font-weight="normal" officeooo:rsid="001b8e8e" style:font-weight-asian="normal" style:font-weight-complex="normal"/>
    </style:style>
    <style:style style:name="T3" style:family="text">
      <style:text-properties officeooo:rsid="001f0577"/>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1f0577" style:font-size-asian="10pt" style:font-style-asian="italic" style:font-size-complex="10pt" style:font-style-complex="italic"/>
    </style:style>
    <style:style style:name="T6" style:family="text">
      <style:text-properties officeooo:rsid="0021a732"/>
    </style:style>
    <style:style style:name="T7" style:family="text">
      <style:text-properties officeooo:rsid="002308f7"/>
    </style:style>
    <style:style style:name="T8" style:family="text">
      <style:text-properties style:text-position="sub 58%"/>
    </style:style>
    <style:style style:name="T9" style:family="text">
      <style:text-properties officeooo:rsid="002473ee"/>
    </style:style>
    <style:style style:name="T10" style:family="text">
      <style:text-properties officeooo:rsid="0027e986"/>
    </style:style>
    <style:style style:name="T11" style:family="text">
      <style:text-properties officeooo:rsid="00287b77"/>
    </style:style>
    <style:style style:name="T12" style:family="text">
      <style:text-properties fo:color="#ffffff" fo:font-size="12pt"/>
    </style:style>
    <style:style style:name="T13" style:family="text">
      <style:text-properties fo:color="#000000"/>
    </style:style>
    <style:style style:name="T14" style:family="text">
      <style:text-properties fo:color="#ffffff"/>
    </style:style>
    <style:style style:name="gr1" style:family="graphic">
      <style:graphic-properties svg:stroke-width="0.0201in" svg:stroke-color="#000000" draw:marker-start-width="0.1689in" draw:marker-end-width="0.1689in" draw:fill="none" draw:textarea-horizontal-align="justify" draw:textarea-vertical-align="middle" draw:auto-grow-height="false" fo:min-height="0.7055in" fo:min-width="0.7055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Dashed_20__28_var_29_"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201in" svg:stroke-color="#000000" draw:marker-start-width="0.1689in" draw:marker-end-width="0.1689in" draw:fill="none" draw:textarea-horizontal-align="justify" draw:textarea-vertical-align="middle" draw:auto-grow-height="false" fo:min-height="0.6862in" fo:min-width="0.686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201in" draw:marker-start-width="0.1689in" draw:marker-end-width="0.1689in" draw:textarea-horizontal-align="justify" draw:textarea-vertical-align="middle" draw:auto-grow-height="false" fo:min-height="0.4646in" fo:min-width="0.4783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201in" draw:marker-start-width="0.1689in" draw:marker-end-width="0.1689in" draw:fill="solid" draw:fill-color="#cccccc" draw:textarea-horizontal-align="justify" draw:textarea-vertical-align="middle" draw:auto-grow-height="false" fo:min-height="0.8866in" fo:min-width="0.9417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draw:stroke="dash" draw:stroke-dash="Dashed_20__28_var_29_"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draw:stroke-dash="Dashed_20__28_var_29_"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2689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281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9">General </text:span>Existential Path of Language</text:p>
      <text:p text:style-name="P2">by Sven Nilsen, 2018</text:p>
      <text:p text:style-name="P1"/>
      <text:p text:style-name="P3">In this paper I represent a high level idea of language that I <text:span text:style-name="T11">discussed</text:span> <text:span text:style-name="T11">with</text:span> Adam Nemecek: How the existential path is defined in some language defines the language. Everything that can be said about something in some language is limited to what the existential path implies. From path semantics it follows that two languages with same definition of <text:span text:style-name="T1">the </text:span>existential path are equivalent. <text:span text:style-name="T1">For every unique language there must be some existential path definition, but there is no way to describe all existential path definitions across all languages. However, one can say what this general existential path is </text:span><text:span text:style-name="T2">not</text:span><text:span text:style-name="T1">.</text:span></text:p>
      <text:p text:style-name="P1"/>
      <text:p text:style-name="P4">One can create a self-referential sentence that refers to some <text:span text:style-name="T9">external general</text:span> <text:span text:style-name="T9">set of objects</text:span>:</text:p>
      <text:p text:style-name="P4"/>
      <text:p text:style-name="P4"><text:tab/>This sentence refers to everything that can only be negatively defined.</text:p>
      <text:p text:style-name="P4"/>
      <text:p text:style-name="P4">The objects that this sentence talks about are the kind which definition causes problems of defining them. So, while one can not speak of what these objects are directly, one can speak of them in terms of what they are not. They are “not like this” or “not like that”. This is a way to communicate the idea of these objects without needing a complete definition.</text:p>
      <text:p text:style-name="P4"/>
      <text:p text:style-name="P4"><text:span text:style-name="T11">In this paper,</text:span> I will use this technique to talk about the general idea of an existential path of a language.</text:p>
      <text:p text:style-name="P4"/>
      <text:p text:style-name="P4"><text:tab/>∃f : <text:span text:style-name="T11">B → bool</text:span><text:tab/><text:tab/><text:tab/><text:span text:style-name="T4">Existential path of a normal function </text:span><text:span text:style-name="T5">tells which objects the function returns</text:span></text:p>
      <text:p text:style-name="P4"/>
      <text:p text:style-name="P4"><text:tab/>f : A → B</text:p>
      <text:p text:style-name="P4"/>
      <text:p text:style-name="P4">Existential paths are defined for every language, <text:span text:style-name="T3">but its interpretation varies with the language.</text:span></text:p>
      <text:p text:style-name="P4"/>
      <text:p text:style-name="P6"><text:tab/>∃<text:span text:style-name="T3">R &lt;=&gt; (= AB)<text:tab/><text:tab/></text:span><text:span text:style-name="T5">Existential path of a rule in an L-system tells which objects the rule returns<text:line-break/><text:tab/><text:tab/><text:tab/><text:tab/><text:tab/>that are different from the input, because “do nothing” means return input</text:span></text:p>
      <text:p text:style-name="P5"><text:tab/><text:span text:style-name="T3">R := A → AB</text:span></text:p>
      <text:p text:style-name="P4"/>
      <text:p text:style-name="P8">Sometimes the interpretations can vary in ways that are really mind blowing:</text:p>
      <text:p text:style-name="P8"/>
      <text:p text:style-name="P4"><draw:custom-shape text:anchor-type="paragraph" draw:z-index="0" draw:name="Shape1" draw:style-name="gr1" draw:text-style-name="P18" svg:width="0.9976in" svg:height="0.9976in" svg:x="2.9807in" svg:y="0.157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 draw:name="Shape2" draw:style-name="gr2" draw:text-style-name="P19" svg:x1="3.4791in" svg:y1="0.1571in" svg:x2="3.472in" svg:y2="1.1543in"><text:p/></draw:line><draw:custom-shape text:anchor-type="paragraph" draw:z-index="2" draw:name="Shape1" draw:style-name="gr3" draw:text-style-name="P18" svg:width="0.9976in" svg:height="0.9976in" svg:x="3.978in" svg:y="0.157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 draw:name="Shape2" draw:style-name="gr2" draw:text-style-name="P19" svg:x1="4.4764in" svg:y1="0.1571in" svg:x2="4.4693in" svg:y2="1.1543in"><text:p/></draw:line><draw:custom-shape text:anchor-type="paragraph" draw:z-index="4" draw:name="Shape1" draw:style-name="gr3" draw:text-style-name="P18" svg:width="0.9976in" svg:height="0.9976in" svg:x="1.9835in" svg:y="0.157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
      <text:p text:style-name="P4"/>
      <text:p text:style-name="P4"/>
      <text:p text:style-name="P4"/>
      <text:p text:style-name="P4"/>
      <text:p text:style-name="P4"/>
      <text:p text:style-name="P9">The existential path of contracted Havox-diagrams <text:span text:style-name="T11">applying rules </text:span>predicted by natural numbers<text:line-break/><text:span text:style-name="T9">constructs</text:span> topological/<text:span text:style-name="T9">homotopological</text:span> properties of proof contradictions that are inter-contradictive</text:p>
      <text:p text:style-name="P4"/>
      <text:p text:style-name="P8">For example, the existential path of contracted Havox-diagrams predicted by natural numbers “is” the natural numbers, plus these diagrams have additional properties of transformations that when organized in systematic ways correspond to functions of natural numbers. <text:span text:style-name="T6">The existential path is very complex.</text:span></text:p>
      <text:p text:style-name="P17">For every language, there must be some mechanism of associating ideas. This is a path. By organizing paths into patterns, one can exploit symmetries in a such way that they can be compressed and expressed in a more concise form. <text:span text:style-name="T3">This leads to an abstract object that in some way or another resembles a function. I will refer to these objects in general as the “general function”.</text:span></text:p>
      <text:p text:style-name="P4"/>
      <text:p text:style-name="P7">The general function is implied by the general existential path, because the input can be constrained in a such way that it equals the input structure. So, every definition of a general function <text:span text:style-name="T6">follows indirectly from a higher order definition of the general existential path. Yet, you have to know the definition of some general function to derive the general existential path for it.</text:span></text:p>
      <text:p text:style-name="P7"/>
      <text:p text:style-name="P7"><draw:custom-shape text:anchor-type="paragraph" draw:z-index="6" draw:style-name="gr5" draw:text-style-name="P20" svg:width="1.3323in" svg:height="1.2539in" svg:x="3.3799in" svg:y="0.130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 draw:name="Shape3" draw:style-name="gr6" draw:text-style-name="P19" svg:x1="2.422in" svg:y1="0.439in" svg:x2="3.9638in" svg:y2="0.1307in"><text:p/></draw:line><draw:frame text:anchor-type="paragraph" draw:z-index="13" draw:name="Shape4" draw:style-name="gr9" draw:text-style-name="P23" svg:width="0.3024in" svg:height="0.2496in" svg:x="3.8854in" svg:y="0.1764in"><draw:text-box><text:p text:style-name="P22"><text:span text:style-name="T13">∃</text:span><text:span text:style-name="T13">f</text:span></text:p></draw:text-box></draw:frame><draw:frame text:anchor-type="paragraph" draw:z-index="14" draw:name="Shape4" draw:style-name="gr9" draw:text-style-name="P23" svg:width="0.3024in" svg:height="0.2496in" svg:x="2.9992in" svg:y="0.052in"><draw:text-box><text:p text:style-name="P22"><text:span text:style-name="T13">∃</text:span></text:p></draw:text-box></draw:frame></text:p>
      <text:p text:style-name="P7"/>
      <text:p text:style-name="P7"><draw:custom-shape text:anchor-type="paragraph" draw:z-index="5" draw:style-name="gr4" draw:text-style-name="P19" svg:width="0.676in" svg:height="0.6567in" svg:x="2.1138in" svg:y="0.0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style-name="gr4" draw:text-style-name="P19" svg:width="0.676in" svg:height="0.6567in" svg:x="3.7146in" svg:y="0.04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 draw:name="Shape3" draw:style-name="gr7" draw:text-style-name="P19" svg:x1="2.422in" svg:y1="0.0559in" svg:x2="4.0756in" svg:y2="0.0425in"><text:p/></draw:line></text:p>
      <text:p text:style-name="P7"><draw:frame text:anchor-type="paragraph" draw:z-index="12" draw:name="Shape4" draw:style-name="gr8" draw:text-style-name="P21" svg:width="0.3024in" svg:height="0.2689in" svg:x="2.2846in" svg:y="0.0465in"><draw:text-box><text:p text:style-name="P19"><text:span text:style-name="T12">f</text:span></text:p></draw:text-box></draw:frame><draw:frame text:anchor-type="paragraph" draw:z-index="15" draw:name="Shape4" draw:style-name="gr10" draw:text-style-name="P24" svg:width="0.663in" svg:height="0.2823in" svg:x="3.728in" svg:y="0.0335in"><draw:text-box><text:p text:style-name="P19"><text:span text:style-name="T14">∃</text:span><text:span text:style-name="T14">f{(= x)}</text:span></text:p></draw:text-box></draw:frame></text:p>
      <text:p text:style-name="P7"/>
      <text:p text:style-name="P7"><draw:line text:anchor-type="paragraph" draw:z-index="9" draw:name="Shape3" draw:style-name="gr6" draw:text-style-name="P19" svg:x1="2.4354in" svg:y1="0.1366in" svg:x2="4.0429in" svg:y2="0.4256in"><text:p/></draw:line><draw:line text:anchor-type="paragraph" draw:z-index="11" draw:name="Shape3" draw:style-name="gr7" draw:text-style-name="P19" svg:x1="2.4354in" svg:y1="0.137in" svg:x2="4.0819in" svg:y2="0.1236in"><text:p/></draw:line></text:p>
      <text:p text:style-name="P7"/>
      <text:p text:style-name="P7"/>
      <text:p text:style-name="P10">The definition of a general function <text:span text:style-name="T7">leads to its general existential path,<text:line-break/>through a definition of existential path for the language,<text:line-break/>which then contains a subset that mirrors the general function</text:span></text:p>
      <text:p text:style-name="P7"/>
      <text:p text:style-name="P11">However, not only <text:span text:style-name="T7">does the general existential path imply the general function, it also implies everything else that can be said about the general function.</text:span></text:p>
      <text:p text:style-name="P11"/>
      <text:p text:style-name="P12">For example, in path semantics for functions, every normal path is implied by the existential path:</text:p>
      <text:p text:style-name="P12"/>
      <text:p text:style-name="P12"><text:tab/>∃f{[g<text:span text:style-name="T8">i</text:span>] x<text:span text:style-name="T8">i</text:span>]} =&gt; [g<text:span text:style-name="T8">n</text:span>] f[g<text:span text:style-name="T8">i→n</text:span>](x<text:span text:style-name="T8">i</text:span>)</text:p>
      <text:p text:style-name="P12"/>
      <text:p text:style-name="P12">This means that every predictable property of functions <text:span text:style-name="T9">and everything that can be said about them is also implied by the existential path. Everything that can be said, or proven, about the function is said through the existential path.</text:span></text:p>
      <text:p text:style-name="P12"/>
      <text:p text:style-name="P13">Since everything that can be said about every object described by some language is precisely constrained to what the general existential path for that language implies, it means that the language is defined by its general existential path:</text:p>
      <text:p text:style-name="P13"/>
      <text:p text:style-name="P15"><text:tab/><text:span text:style-name="T7">∃ &lt;=&gt; “what this language means”</text:span></text:p>
      <text:p text:style-name="P14"/>
      <text:p text:style-name="P16">However, if one tries to explain what `<text:span text:style-name="T7">∃</text:span>` means for all languages, one gets a contradiction: Contracted Havox diagrams shows that contradictions in proofs themselves form a language, which are predicted by structures that one might or might not think about as a language. So, if one wrote down a complete definition, then it would be possible to contradict the definition and create a new language based on how it contains inter-contradictions. This seems to imply that a such language should be included in the definition, but when it is included, the contradictions the language constructs from are false, <text:span text:style-name="T11">yet it is another valid language because it still talks about something</text:span>. <text:span text:style-name="T10">Therefore, the general existential path of language can not be spoken of directly, because when we do, we make a choice that makes it impossible to speak of it in other ways, so the only way to speak of it is by saying what the general existential path is not: “It is not like this” or “it is not like that” etc. It can only be negatively defi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09:43:37.510138000</meta:creation-date>
    <dc:date>2018-11-06T11:54:13.088242000</dc:date>
    <meta:editing-duration>PT2M22S</meta:editing-duration>
    <meta:editing-cycles>1</meta:editing-cycles>
    <meta:document-statistic meta:table-count="0" meta:image-count="0" meta:object-count="0" meta:page-count="2" meta:paragraph-count="25" meta:word-count="838" meta:character-count="5057" meta:non-whitespace-character-count="4229"/>
    <meta:generator>LibreOffice/5.1.2.2$MacOSX_X86_64 LibreOffice_project/d3bf12ecb743fc0d20e0be0c58ca359301eb705f</meta:generator>
  </office:meta>
</office:document-meta>
</file>